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en" svg:font-family="'Times new romen'"/>
  </office:font-face-decls>
  <office:automatic-styles>
    <style:style style:name="P1" style:family="paragraph" style:parent-style-name="Standard">
      <style:text-properties style:font-name="Times new romen"/>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ervice-Oriented Architecture (SOA): A Modular Approach to Enterprise Solutions</text:span></text:p>
      <text:p text:style-name="P1">Service-Oriented Architecture (SOA) is a software design paradigm that enables the creation of modular, reusable, and loosely coupled components called services. These services communicate via standardized protocols such as SOAP or REST, fostering interoperability across heterogeneous systems. SOA's principles—loose coupling, abstraction, and composability—ensure scalability, flexibility, and efficient resource utilization.</text:p>
      <text:p text:style-name="P1">Key benefits include seamless integration, improved maintainability, and reusability, making SOA ideal for enterprise applications in banking, healthcare, and e-commerce. However, challenges such as performance overhead, governance complexity, and security risks must be addressed. Emerging trends like microservices, event-driven architectures, and serverless computing extend SOA's capabilities, enabling real-time responsiveness and greater scalability.</text:p>
      <text:p text:style-name="P1">SOA remains a foundational architecture for modern systems, ensuring robust and future-proof solutions through its modular and service-oriented approach.</text:p>
      <text:p text:style-name="P1"/>
      <text:p text:style-name="P1">Service-Oriented Architecture (SOA) is a software design approach where application components provide services to other components via a communication protocol, typically over a network. Below is a brief outline of what a technical paper on SOA might include:</text:p>
      <text:p text:style-name="P1"/>
      <text:p text:style-name="P1">---</text:p>
      <text:p text:style-name="P1"/>
      <text:p text:style-name="P1">### **Title:** <text:s/></text:p>
      <text:p text:style-name="P1">"Service-Oriented Architecture (SOA): A Framework for Modular and Scalable Enterprise Solutions"</text:p>
      <text:p text:style-name="P1"/>
      <text:p text:style-name="P1">---</text:p>
      <text:p text:style-name="P1"/>
      <text:p text:style-name="P1">### **Abstract:** <text:s/></text:p>
      <text:p text:style-name="P1">This paper explores Service-Oriented Architecture (SOA), a software design paradigm that facilitates modular, reusable, and loosely coupled <text:soft-page-break/>components. It highlights the benefits, challenges, and best practices for implementing SOA in enterprise-level systems, along with real-world use cases and emerging trends.</text:p>
      <text:p text:style-name="P1"/>
      <text:p text:style-name="P1">---</text:p>
      <text:p text:style-name="P1"/>
      <text:p text:style-name="P1">### **Introduction:** <text:s/></text:p>
      <text:p text:style-name="P1">1. **Definition of SOA** <text:s/></text:p>
      <text:p text:style-name="P1"><text:s text:c="3"/>- Explanation of SOA principles: modularity, loose coupling, reusability.</text:p>
      <text:p text:style-name="P1"><text:s text:c="3"/>- Historical evolution of SOA from monolithic to distributed systems. <text:s/></text:p>
      <text:p text:style-name="P1"/>
      <text:p text:style-name="P1">2. **Importance of SOA** <text:s/></text:p>
      <text:p text:style-name="P1"><text:s text:c="3"/>- Growing need for scalable and flexible systems. <text:s/></text:p>
      <text:p text:style-name="P1"><text:s text:c="3"/>- Integration across heterogeneous environments. <text:s/></text:p>
      <text:p text:style-name="P1"/>
      <text:p text:style-name="P1">---</text:p>
      <text:p text:style-name="P1"/>
      <text:p text:style-name="P1">### **Core Principles of SOA:** <text:s/></text:p>
      <text:p text:style-name="P1">1. **Loose Coupling:** Independence of services from implementation details. <text:s/></text:p>
      <text:p text:style-name="P1">2. **Service Abstraction:** Interfaces hide implementation logic. <text:s/></text:p>
      <text:p text:style-name="P1">3. **Interoperability:** Communication across diverse platforms using open standards (e.g., XML, SOAP, REST). <text:s/></text:p>
      <text:p text:style-name="P1">4. **Reusability and Composition:** Building complex workflows from existing services. <text:s/></text:p>
      <text:p text:style-name="P1"/>
      <text:p text:style-name="P1">---</text:p>
      <text:p text:style-name="P1"/>
      <text:p text:style-name="P1">### **SOA Architecture:** <text:s/></text:p>
      <text:p text:style-name="P1">1. **Key Components:** <text:s/></text:p>
      <text:p text:style-name="P1"><text:s text:c="3"/>- Service Provider <text:s/></text:p>
      <text:p text:style-name="P1"><text:soft-page-break/><text:s text:c="3"/>- Service Consumer <text:s/></text:p>
      <text:p text:style-name="P1"><text:s text:c="3"/>- Service Registry <text:s/></text:p>
      <text:p text:style-name="P1"/>
      <text:p text:style-name="P1">2. **Middleware Technologies:** <text:s/></text:p>
      <text:p text:style-name="P1"><text:s text:c="3"/>- Enterprise Service Bus (ESB) <text:s/></text:p>
      <text:p text:style-name="P1"><text:s text:c="3"/>- Message-Oriented Middleware (MOM) <text:s/></text:p>
      <text:p text:style-name="P1"/>
      <text:p text:style-name="P1">3. **Communication Protocols:** <text:s/></text:p>
      <text:p text:style-name="P1"><text:s text:c="3"/>- SOAP, RESTful APIs, gRPC <text:s/></text:p>
      <text:p text:style-name="P1"/>
      <text:p text:style-name="P1">---</text:p>
      <text:p text:style-name="P1"/>
      <text:p text:style-name="P1">### **Benefits of SOA:** <text:s/></text:p>
      <text:p text:style-name="P1">1. Scalability: Easy addition of new services. <text:s/></text:p>
      <text:p text:style-name="P1">2. Reusability: Reduced development effort through shared components. <text:s/></text:p>
      <text:p text:style-name="P1">3. Interoperability: Integration across platforms and vendors. <text:s/></text:p>
      <text:p text:style-name="P1">4. Maintainability: Simplified updates and debugging. <text:s/></text:p>
      <text:p text:style-name="P1"/>
      <text:p text:style-name="P1">---</text:p>
      <text:p text:style-name="P1"/>
      <text:p text:style-name="P1">### **Challenges in SOA Implementation:** <text:s/></text:p>
      <text:p text:style-name="P1">1. Performance overhead due to network communication. <text:s/></text:p>
      <text:p text:style-name="P1">2. Security risks in distributed systems. <text:s/></text:p>
      <text:p text:style-name="P1">3. Complexity in service orchestration and governance. <text:s/></text:p>
      <text:p text:style-name="P1">4. Initial cost and effort for SOA adoption. <text:s/></text:p>
      <text:p text:style-name="P1"/>
      <text:p text:style-name="P1">---</text:p>
      <text:p text:style-name="P1"/>
      <text:p text:style-name="P1">### **Tools and Technologies in SOA Ecosystem:** <text:s/></text:p>
      <text:p text:style-name="P1"><text:soft-page-break/>- **Middleware Tools:** Apache Camel, MuleSoft, WSO2 <text:s/></text:p>
      <text:p text:style-name="P1">- **Monitoring Tools:** AppDynamics, Dynatrace <text:s/></text:p>
      <text:p text:style-name="P1">- **Data Exchange Formats:** JSON, XML <text:s/></text:p>
      <text:p text:style-name="P1"/>
      <text:p text:style-name="P1">---</text:p>
      <text:p text:style-name="P1"/>
      <text:p text:style-name="P1">### **Use Cases of SOA:** <text:s/></text:p>
      <text:p text:style-name="P1">1. **Banking:** Modular services for account management, transaction processing, and fraud detection. <text:s/></text:p>
      <text:p text:style-name="P1">2. **E-commerce:** Service integration for payment gateways, inventory, and order tracking. <text:s/></text:p>
      <text:p text:style-name="P1">3. **Healthcare:** Interoperability across EMR systems. <text:s/></text:p>
      <text:p text:style-name="P1"/>
      <text:p text:style-name="P1">---</text:p>
      <text:p text:style-name="P1"/>
      <text:p text:style-name="P1">### **Emerging Trends in SOA:** <text:s/></text:p>
      <text:p text:style-name="P1">1. **Microservices Architecture:** Fine-grained SOA with lightweight containers like Docker. <text:s/></text:p>
      <text:p text:style-name="P1">2. **Serverless Computing:** Function-as-a-Service (FaaS) platforms for efficient resource utilization. <text:s/></text:p>
      <text:p text:style-name="P1">3. **Event-Driven Architectures:** Async messaging using Kafka or RabbitMQ. <text:s/></text:p>
      <text:p text:style-name="P1"/>
      <text:p text:style-name="P1">---</text:p>
      <text:p text:style-name="P1"/>
      <text:p text:style-name="P1">### **Best Practices for SOA Implementation:** <text:s/></text:p>
      <text:p text:style-name="P1">1. Use well-defined contracts for services. <text:s/></text:p>
      <text:p text:style-name="P1">2. Employ service registries for discoverability. <text:s/></text:p>
      <text:p text:style-name="P1">3. Focus on security with protocols like OAuth and TLS. <text:s/></text:p>
      <text:p text:style-name="P1">4. Monitor and optimize performance using APM tools. <text:s/></text:p>
      <text:p text:style-name="P1"/>
      <text:p text:style-name="P1"><text:soft-page-break/>---</text:p>
      <text:p text:style-name="P1"/>
      <text:p text:style-name="P1">### **Conclusion:** <text:s/></text:p>
      <text:p text:style-name="P1">Service-Oriented Architecture is a cornerstone of modern enterprise systems, enabling scalability, modularity, and interoperability. While challenges exist, advancements in tools and practices continue to make SOA a viable approach for designing robust, future-ready systems. <text:s/></text:p>
      <text:p text:style-name="P1"/>
      <text:p text:style-name="P1">---</text:p>
      <text:p text:style-name="P1"/>
      <text:p text:style-name="P1">If you'd like, I can develop this outline further into a detailed technical paper. Let me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en" svg:font-family="'Times new rome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IN"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IN"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shwarth Narayana C</meta:initial-creator>
    <meta:editing-cycles>2</meta:editing-cycles>
    <meta:creation-date>2025-01-23T04:23:00</meta:creation-date>
    <dc:date>2025-01-23T18:54:12.491485365</dc:date>
    <meta:editing-duration>PT4M53S</meta:editing-duration>
    <meta:generator>LibreOffice/7.3.7.2$Linux_X86_64 LibreOffice_project/30$Build-2</meta:generator>
    <meta:document-statistic meta:table-count="0" meta:image-count="0" meta:object-count="0" meta:page-count="5" meta:paragraph-count="74" meta:word-count="605" meta:character-count="4795" meta:non-whitespace-character-count="4132"/>
    <meta:user-defined meta:name="AppVersion">16.0000</meta:user-defined>
    <meta:template xlink:type="simple" xlink:actuate="onRequest" xlink:title="Normal" xlink:href=""/>
  </office:meta>
</office:document-meta>
</file>